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mon Llull (o también <text:span text:style-name="T1">Raimundo Lulio</text:span>)</text:p>
      <text:p text:style-name="Standard"/>
      <text:p text:style-name="Standard">Bibliografía</text:p>
      <text:p text:style-name="Standard"/>
      <text:p text:style-name="Standard"><text:a xlink:type="simple" xlink:href="http://es.wikipedia.org/wiki/Ramon_Llull#Llull_y_el_Ars_Magna">http://es.wikipedia.org/wiki/Ramon_Llull#Llull_y_el_Ars_Magna</text:a></text:p>
      <text:p text:style-name="Standard"><text:a xlink:type="simple" xlink:href="http://catalogo.bibliotecapalma.com/cgi-bin/abwebp/X5102/ID1144562623/G0?ACC=DCT2">http://catalogo.bibliotecapalma.com/cgi-bin/abwebp/X5102/ID1144562623/G0?ACC=DCT2</text:a></text:p>
      <text:p text:style-name="Standard"><text:a xlink:type="simple" xlink:href="http://bvpb.mcu.es/es/consulta/registro.cmd?id=399920">http://bvpb.mcu.es/es/consulta/registro.cmd?id=399920</text:a></text:p>
      <text:p text:style-name="Standard"><text:a xlink:type="simple" xlink:href="http://lullianarts.net/cont.htm">http://lullianarts.net/cont.htm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1T14:48:26</meta:creation-date>
    <dc:date>2012-11-03T01:46:39</dc:date>
    <meta:editing-duration>PT8H10M56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6" meta:word-count="11" meta:character-count="276" meta:non-whitespace-character-count="271"/>
  </office:meta>
</office:document-meta>
</file>